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4"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loext:padding="0.049cm" loext:border="0.06pt solid #000000"/>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1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1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14"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16"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1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style:font-name="Arial2" fo:font-size="10.5pt" fo:font-weight="bold" loext:padding="0.049cm" loext:border="0.06pt solid #000000"/>
    </style:style>
    <style:style style:name="P1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19" style:family="paragraph" style:parent-style-name="Horizontal_20_Line">
      <style:paragraph-properties fo:margin-top="0cm" fo:margin-bottom="0cm" style:contextual-spacing="false" fo:line-height="180%"/>
      <style:text-properties fo:color="#94a3b8" loext:opacity="100%" style:font-name="Arial2" fo:font-size="10.5pt" fo:font-weight="bold" loext:padding="0.049cm" loext:border="0.06pt solid #000000"/>
    </style:style>
    <style:style style:name="P20"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2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loext:padding="0.049cm" loext:border="0.06pt solid #000000"/>
    </style:style>
    <style:style style:name="P2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3.5pt" fo:letter-spacing="normal" fo:font-style="normal" fo:font-weight="normal" loext:padding="0.049cm" loext:border="0.06pt solid #000000"/>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2e83fb" loext:opacity="1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letter-spacing="normal" fo:font-style="normal" fo:font-weight="bold"/>
    </style:style>
    <style:style style:name="T5" style:family="text">
      <style:text-properties fo:font-variant="normal" fo:text-transform="none" fo:color="#94a3b8" loext:opacity="100%" style:font-name="Arial2" fo:font-size="10.5pt" fo:letter-spacing="normal" fo:font-style="normal" fo:font-weight="bold"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Chapter 1: Introduction to Certified Kubernetes Administrator Series and Docker Fundamentals</text:span></text:span></text:h>
      <text:list text:style-name="L1">
        <text:list-item>
          <text:p text:style-name="P2"><text:span text:style-name="T2">[</text:span><text:span text:style-name="T3">00:00</text:span><text:span text:style-name="T2"> → </text:span><text:span text:style-name="T3">01:32</text:span><text:span text:style-name="T2">]<text:line-break/>The video marks the beginning of a comprehensive </text:span><text:span text:style-name="Strong_20_Emphasis"><text:span text:style-name="T4">Certified Kubernetes Administrator (CKA)</text:span></text:span><text:span text:style-name="T2"> training series aligned with the </text:span><text:span text:style-name="Strong_20_Emphasis"><text:span text:style-name="T4">2024 CNCF exam guidelines</text:span></text:span><text:span text:style-name="T2">. This introductory session emphasizes the importance of understanding </text:span><text:span text:style-name="Strong_20_Emphasis"><text:span text:style-name="T4">Docker fundamentals</text:span></text:span><text:span text:style-name="T2"> as a foundation for mastering Kubernetes. The content is aimed at beginners, assuming little to no prior experience with </text:span><text:span text:style-name="Strong_20_Emphasis"><text:span text:style-name="T4">containers</text:span></text:span><text:span text:style-name="T2"> or Docker. The series promises consistent, paced learning with multiple videos released weekly to maintain momentum. The instructor encourages viewer engagement through likes and comments to support ongoing content creation.</text:span></text:p>
        </text:list-item>
        <text:list-item>
          <text:p text:style-name="P3">Key Concepts Introduced:</text:p>
          <text:list>
            <text:list-item>
              <text:p text:style-name="P2"><text:span text:style-name="Strong_20_Emphasis"><text:span text:style-name="T4">Certified Kubernetes Administrator (CKA)</text:span></text:span></text:p>
            </text:list-item>
            <text:list-item>
              <text:p text:style-name="P2"><text:span text:style-name="Strong_20_Emphasis"><text:span text:style-name="T4">Containers</text:span></text:span></text:p>
            </text:list-item>
            <text:list-item>
              <text:p text:style-name="P2"><text:span text:style-name="Strong_20_Emphasis"><text:span text:style-name="T4">Docker</text:span></text:span></text:p>
            </text:list-item>
            <text:list-item>
              <text:p text:style-name="P2"><text:span text:style-name="Strong_20_Emphasis"><text:span text:style-name="T4">Curriculum aligned with CNCF 2024 exam guide</text:span></text:span></text:p>
            </text:list-item>
          </text:list>
        </text:list-item>
      </text:list>
      <text:h text:style-name="P4" text:outline-level="3">Chapter 2: The Need for Containers – Overcoming Traditional Build Promotion Challenges</text:h>
      <text:list text:style-name="L2">
        <text:list-item>
          <text:p text:style-name="P5"><text:span text:style-name="T2">[</text:span><text:span text:style-name="T3">02:02</text:span><text:span text:style-name="T2"> → </text:span><text:span text:style-name="T3">04:44</text:span><text:span text:style-name="T2">]<text:line-break/>Before diving into containers, the speaker outlines the traditional challenges in software build promotion across environments such as </text:span><text:span text:style-name="Strong_20_Emphasis"><text:span text:style-name="T4">Dev</text:span></text:span><text:span text:style-name="T2">, </text:span><text:span text:style-name="Strong_20_Emphasis"><text:span text:style-name="T4">Test</text:span></text:span><text:span text:style-name="T2">, and </text:span><text:span text:style-name="Strong_20_Emphasis"><text:span text:style-name="T4">Production</text:span></text:span><text:span text:style-name="T2">. A frequent problem is the infamous </text:span><text:span text:style-name="Strong_20_Emphasis"><text:span text:style-name="T2">“</text:span></text:span><text:span text:style-name="Strong_20_Emphasis"><text:span text:style-name="T4">works on my machine”</text:span></text:span><text:span text:style-name="T2"> scenario, where applications behave differently in production despite working in development and testing. This inconsistency is largely caused by </text:span><text:span text:style-name="Strong_20_Emphasis"><text:span text:style-name="T4">environment misconfiguration</text:span></text:span><text:span text:style-name="T2">, </text:span><text:span text:style-name="Strong_20_Emphasis"><text:span text:style-name="T4">missing dependencies</text:span></text:span><text:span text:style-name="T2">, or </text:span><text:span text:style-name="Strong_20_Emphasis"><text:span text:style-name="T4">libraries</text:span></text:span><text:span text:style-name="T2"> that differ between environments. Production environments are typically rigid due to stringent </text:span><text:span text:style-name="Strong_20_Emphasis"><text:span text:style-name="T4">change control processes</text:span></text:span><text:span text:style-name="T2">, making ad hoc fixes difficult and leading to friction between development and operations teams.</text:span></text:p>
        </text:list-item>
        <text:list-item>
          <text:p text:style-name="P6">Bullet Points:</text:p>
          <text:list>
            <text:list-item>
              <text:p text:style-name="P6"><text:soft-page-break/>Traditional environments often have subtle differences causing build failures in production.</text:p>
            </text:list-item>
            <text:list-item>
              <text:p text:style-name="P6">Dependency and configuration drift is a key cause of deployment failures.</text:p>
            </text:list-item>
            <text:list-item>
              <text:p text:style-name="P6">Change control policies restrict production environment modifications, increasing deployment risk.</text:p>
            </text:list-item>
            <text:list-item>
              <text:p text:style-name="P6">Common developer-ops friction arises from environment inconsistencies.</text:p>
            </text:list-item>
          </text:list>
        </text:list-item>
      </text:list>
      <text:h text:style-name="P4" text:outline-level="3">Chapter 3: Containers as a Solution – Packaging Everything Together</text:h>
      <text:list text:style-name="L3">
        <text:list-item>
          <text:p text:style-name="P7"><text:span text:style-name="T2">[</text:span><text:span text:style-name="T3">04:44</text:span><text:span text:style-name="T2"> → </text:span><text:span text:style-name="T3">07:42</text:span><text:span text:style-name="T2">]<text:line-break/>Containers solve these challenges by </text:span><text:span text:style-name="Strong_20_Emphasis"><text:span text:style-name="T4">packaging the application code, dependencies, runtime, and a minimal operating system image</text:span></text:span><text:span text:style-name="T2"> into a single, portable unit. This ensures consistency across all environments—Dev, Test, and Prod—dramatically reducing failures due to environment differences. Containers provide an </text:span><text:span text:style-name="Strong_20_Emphasis"><text:span text:style-name="T4">isolated, lightweight sandbox environment</text:span></text:span><text:span text:style-name="T2">, sharing the host OS kernel but maintaining application-level isolation. Unlike full operating systems, containers include only the </text:span><text:span text:style-name="Strong_20_Emphasis"><text:span text:style-name="T4">bare minimum libraries and binaries necessary</text:span></text:span><text:span text:style-name="T2">, resulting in smaller image sizes and efficient resource use.</text:span></text:p>
        </text:list-item>
        <text:list-item>
          <text:p text:style-name="P8">Bullet Points:</text:p>
          <text:list>
            <text:list-item>
              <text:p text:style-name="P8">Containers encapsulate all necessary components for running an application.</text:p>
            </text:list-item>
            <text:list-item>
              <text:p text:style-name="P8">Provide environment consistency across all stages of deployment.</text:p>
            </text:list-item>
            <text:list-item>
              <text:p text:style-name="P8">Lightweight compared to full OS images; share host OS kernel.</text:p>
            </text:list-item>
            <text:list-item>
              <text:p text:style-name="P7"><text:span text:style-name="T2">Enable </text:span><text:span text:style-name="Strong_20_Emphasis"><text:span text:style-name="T4">build, ship, and run</text:span></text:span><text:span text:style-name="T2"> workflows for applications.</text:span></text:p>
            </text:list-item>
            <text:list-item>
              <text:p text:style-name="P8">Docker is the most common platform managing container lifecycle (build, ship, run).</text:p>
            </text:list-item>
          </text:list>
        </text:list-item>
      </text:list>
      <text:h text:style-name="P4" text:outline-level="3">Chapter 4: Containers vs. Virtual Machines – A Conceptual Comparison</text:h>
      <text:list text:style-name="L4">
        <text:list-item>
          <text:p text:style-name="P9"><text:span text:style-name="T2">[</text:span><text:span text:style-name="T3">08:26</text:span><text:span text:style-name="T2"> → </text:span><text:span text:style-name="T3">12:14</text:span><text:span text:style-name="T2">]<text:line-break/>An analogy compares </text:span><text:span text:style-name="Strong_20_Emphasis"><text:span text:style-name="T4">virtual machines (VMs)</text:span></text:span><text:span text:style-name="T2"> to independent houses and </text:span><text:span text:style-name="Strong_20_Emphasis"><text:span text:style-name="T4">containers</text:span></text:span><text:span text:style-name="T2"> to apartments in a shared building. VMs run separate operating systems on virtualized hardware via a </text:span><text:span text:style-name="Strong_20_Emphasis"><text:span text:style-name="T4">hypervisor</text:span></text:span><text:span text:style-name="T2">, making them resource-intensive. Each VM is typically dedicated to a single application, potentially leading to underutilized resources. Containers, however, share the host OS kernel and infrastructure </text:span><text:soft-page-break/><text:span text:style-name="T2">but isolate applications within their own “flat,” allowing multiple containers to efficiently coexist on the same machine. This sharing significantly reduces resource wastage and allows dynamic scaling.</text:span></text:p>
        </text:list-item>
        <text:list-item>
          <text:p text:style-name="P10">Bullet Points:</text:p>
          <text:list>
            <text:list-item>
              <text:p text:style-name="P10">VMs emulate entire machines with dedicated OS and resources.</text:p>
            </text:list-item>
            <text:list-item>
              <text:p text:style-name="P10">Containers share the host OS kernel but isolate application environments.</text:p>
            </text:list-item>
            <text:list-item>
              <text:p text:style-name="P10">Containers optimize resource usage by sharing infrastructure among multiple applications.</text:p>
            </text:list-item>
            <text:list-item>
              <text:p text:style-name="P10">Containers support scaling based on workload demands, minimizing waste.</text:p>
            </text:list-item>
          </text:list>
        </text:list-item>
      </text:list>
      <text:h text:style-name="P4" text:outline-level="3">Chapter 5: Virtual Machine and Container Provisioning Architecture</text:h>
      <text:list text:style-name="L5">
        <text:list-item>
          <text:p text:style-name="P11"><text:span text:style-name="T2">[</text:span><text:span text:style-name="T3">12:14</text:span><text:span text:style-name="T2"> → </text:span><text:span text:style-name="T3">14:41</text:span><text:span text:style-name="T2">]<text:line-break/>The speaker explains the provisioning process of VMs and containers. VMs run on physical servers with a host OS and a </text:span><text:span text:style-name="Strong_20_Emphasis"><text:span text:style-name="T4">hypervisor</text:span></text:span><text:span text:style-name="T2"> that enables multiple OS instances. In contrast, containers run on a physical server with a host OS but use a </text:span><text:span text:style-name="Strong_20_Emphasis"><text:span text:style-name="T4">container engine</text:span></text:span><text:span text:style-name="T2"> (like Docker daemon) instead of a hypervisor. The container engine manages multiple container instances on a single kernel, making containers more lightweight and portable. The underlying physical hardware is often shared in cloud environments across multiple users and organizations.</text:span></text:p>
        </text:list-item>
        <text:list-item>
          <text:p text:style-name="P12">Bullet Points:</text:p>
          <text:list>
            <text:list-item>
              <text:p text:style-name="P12">VM provisioning involves hypervisor-based virtualization allowing multiple OS instances.</text:p>
            </text:list-item>
            <text:list-item>
              <text:p text:style-name="P12">Containers run multiple isolated environments using a single OS kernel managed by a container engine.</text:p>
            </text:list-item>
            <text:list-item>
              <text:p text:style-name="P12">Container engines provide a more efficient alternative to hypervisors for lightweight isolation.</text:p>
            </text:list-item>
            <text:list-item>
              <text:p text:style-name="P12">Both VM and container isolation provide security and stability but differ in resource usage.</text:p>
            </text:list-item>
          </text:list>
        </text:list-item>
      </text:list>
      <text:h text:style-name="P4" text:outline-level="3">Chapter 6: Understanding Docker Workflow – From Dockerfile to Running Containers</text:h>
      <text:list text:style-name="L6">
        <text:list-item>
          <text:p text:style-name="P13"><text:span text:style-name="T2">[</text:span><text:span text:style-name="T3">15:11</text:span><text:span text:style-name="T2"> → </text:span><text:span text:style-name="T3">20:12</text:span><text:span text:style-name="T2">]<text:line-break/>The core Docker workflow is described in detail. Developers create a </text:span><text:span text:style-name="Strong_20_Emphasis"><text:span text:style-name="T4">Dockerfile</text:span></text:span><text:span text:style-name="T2">, a scripted set of instructions defining the base OS image, dependencies, and commands required to build the </text:span><text:soft-page-break/><text:span text:style-name="T2">application image. Running the </text:span><text:span text:style-name="Strong_20_Emphasis"><text:span text:style-name="T4">Docker build</text:span></text:span><text:span text:style-name="T2"> command generates a </text:span><text:span text:style-name="Strong_20_Emphasis"><text:span text:style-name="T4">Docker image</text:span></text:span><text:span text:style-name="T2">—a portable, immutable file containing all necessary components. This image cannot be shipped directly; it must be pushed to a </text:span><text:span text:style-name="Strong_20_Emphasis"><text:span text:style-name="T4">Docker registry</text:span></text:span><text:span text:style-name="T2"> (e.g., Docker Hub) which acts like a version control system but for container images. Environments then pull the image using </text:span><text:span text:style-name="Strong_20_Emphasis"><text:span text:style-name="T4">Docker pull</text:span></text:span><text:span text:style-name="T2"> and run it with </text:span><text:span text:style-name="Strong_20_Emphasis"><text:span text:style-name="T4">Docker run</text:span></text:span><text:span text:style-name="T2"> commands, instantiating containers from the image.</text:span></text:p>
        </text:list-item>
        <text:list-item>
          <text:p text:style-name="P14">Bullet Points:</text:p>
          <text:list>
            <text:list-item>
              <text:p text:style-name="P13"><text:span text:style-name="Strong_20_Emphasis"><text:span text:style-name="T4">Dockerfile</text:span></text:span><text:span text:style-name="T2">: recipe defining image content and build steps.</text:span></text:p>
            </text:list-item>
            <text:list-item>
              <text:p text:style-name="P13"><text:span text:style-name="Strong_20_Emphasis"><text:span text:style-name="T4">Docker build</text:span></text:span><text:span text:style-name="T2"> creates a Docker image from the Dockerfile.</text:span></text:p>
            </text:list-item>
            <text:list-item>
              <text:p text:style-name="P13"><text:span text:style-name="Strong_20_Emphasis"><text:span text:style-name="T4">Docker registry</text:span></text:span><text:span text:style-name="T2"> stores images for distribution (Docker Hub, Artifactory, Nexus, etc.).</text:span></text:p>
            </text:list-item>
            <text:list-item>
              <text:p text:style-name="P13"><text:span text:style-name="Strong_20_Emphasis"><text:span text:style-name="T4">Docker pull</text:span></text:span><text:span text:style-name="T2"> fetches images from the registry to an environment.</text:span></text:p>
            </text:list-item>
            <text:list-item>
              <text:p text:style-name="P13"><text:span text:style-name="Strong_20_Emphasis"><text:span text:style-name="T4">Docker run</text:span></text:span><text:span text:style-name="T2"> starts containers from images for execution.</text:span></text:p>
            </text:list-item>
            <text:list-item>
              <text:p text:style-name="P14">Roles vary: developers often write Dockerfiles; DevOps engineers manage builds and deployments.</text:p>
            </text:list-item>
          </text:list>
        </text:list-item>
      </text:list>
      <text:h text:style-name="P4" text:outline-level="3">Chapter 7: Docker Architecture Components</text:h>
      <text:list text:style-name="L7">
        <text:list-item>
          <text:p text:style-name="P15"><text:span text:style-name="T2">[</text:span><text:span text:style-name="T3">20:12</text:span><text:span text:style-name="T2"> → </text:span><text:span text:style-name="T3">24:03</text:span><text:span text:style-name="T2">]<text:line-break/>A detailed explanation of Docker architecture follows. The </text:span><text:span text:style-name="Strong_20_Emphasis"><text:span text:style-name="T4">Docker client</text:span></text:span><text:span text:style-name="T2"> issues commands (build, push, pull, run) to the </text:span><text:span text:style-name="Strong_20_Emphasis"><text:span text:style-name="T4">Docker daemon</text:span></text:span><text:span text:style-name="T2"> (DockerD), responsible for managing images, containers, and interaction with the OS. The build process stores images locally on the Docker host before pushing to a remote registry. Pulling images from the registry and running containers follows a similar client-daemon interaction. Despite the initial complexity, the architecture simplifies container management and deployment.</text:span></text:p>
        </text:list-item>
        <text:list-item>
          <text:p text:style-name="P16">Bullet Points:</text:p>
          <text:list>
            <text:list-item>
              <text:p text:style-name="P16">Docker client interfaces with Docker daemon to execute commands.</text:p>
            </text:list-item>
            <text:list-item>
              <text:p text:style-name="P16">Docker daemon manages image building, local storage, and container lifecycle.</text:p>
            </text:list-item>
            <text:list-item>
              <text:p text:style-name="P16">Images are pushed to and pulled from remote registries for distribution.</text:p>
            </text:list-item>
            <text:list-item>
              <text:p text:style-name="P16">Container runtime spins up container instances from images.</text:p>
            </text:list-item>
            <text:list-item>
              <text:p text:style-name="P16">Understanding architecture aids in troubleshooting and efficient container usage.</text:p>
            </text:list-item>
          </text:list>
        </text:list-item>
      </text:list>
      <text:h text:style-name="P4" text:outline-level="3"><text:soft-page-break/>Chapter 8: Conclusion and Next Steps</text:h>
      <text:list text:style-name="L8">
        <text:list-item>
          <text:p text:style-name="P17"><text:span text:style-name="T2">[</text:span><text:span text:style-name="T3">24:03</text:span><text:span text:style-name="T2"> → </text:span><text:span text:style-name="T3">25:10</text:span><text:span text:style-name="T2">]<text:line-break/>The video concludes by summarizing the importance of mastering Docker fundamentals as a prerequisite for Kubernetes administration. The instructor encourages active participation through comments and joining a dedicated </text:span><text:span text:style-name="Strong_20_Emphasis"><text:span text:style-name="T4">Discord community</text:span></text:span><text:span text:style-name="T2"> for peer support. The next video will demonstrate practical Docker usage, including creating Dockerfiles and running containers to solidify learning. The journey is presented as collaborative, with ongoing support and shared learning.</text:span></text:p>
        </text:list-item>
        <text:list-item>
          <text:p text:style-name="P18">Bullet Points:</text:p>
          <text:list>
            <text:list-item>
              <text:p text:style-name="P18">Docker fundamentals are critical for Kubernetes proficiency.</text:p>
            </text:list-item>
            <text:list-item>
              <text:p text:style-name="P18">Community engagement enhances learning through peer support.</text:p>
            </text:list-item>
            <text:list-item>
              <text:p text:style-name="P18">Upcoming sessions will focus on practical hands-on Docker exercises.</text:p>
            </text:list-item>
            <text:list-item>
              <text:p text:style-name="P18">Continuous learning and interaction are key to mastering container orchestration.</text:p>
            </text:list-item>
          </text:list>
        </text:list-item>
      </text:list>
      <text:p text:style-name="P19"/>
      <text:h text:style-name="P4" text:outline-level="3">Summary of Key Takeaways</text:h>
      <text:list text:style-name="L9">
        <text:list-item>
          <text:p text:style-name="P20">The transition from traditional multi-environment build promotion to containerized deployment resolves environment inconsistencies and dependency management problems.</text:p>
        </text:list-item>
        <text:list-item>
          <text:p text:style-name="P20">Containers provide isolated, lightweight, and portable environments with efficient resource utilization compared to virtual machines.</text:p>
        </text:list-item>
        <text:list-item>
          <text:p text:style-name="P20">Docker is the predominant platform facilitating container lifecycle management through Dockerfiles, images, registries, and container runtime.</text:p>
        </text:list-item>
        <text:list-item>
          <text:p text:style-name="P20">A clear understanding of Docker architecture and workflow is foundational for Certified Kubernetes Administrator candidates.</text:p>
        </text:list-item>
        <text:list-item>
          <text:p text:style-name="P20">Active community involvement and stepwise learning are essential to mastering container technologies.</text:p>
        </text:list-item>
      </text:list>
      <text:p text:style-name="P21"><text:soft-page-break/>This foundational chapter sets the stage for deeper exploration into Kubernetes by establishing a solid grasp of Docker and container concepts, crucial for the Certified Kubernetes Administrator certification.</text:p>
      <text:p text:style-name="P22"><text:span text:style-name="Strong_20_Emphasis"><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21:48.578567500</meta:creation-date>
    <dc:date>2025-12-16T19:25:10.659223800</dc:date>
    <meta:editing-duration>PT3M23S</meta:editing-duration>
    <meta:editing-cycles>1</meta:editing-cycles>
    <meta:document-statistic meta:table-count="0" meta:image-count="0" meta:object-count="0" meta:page-count="6" meta:paragraph-count="67" meta:word-count="1237" meta:character-count="8796" meta:non-whitespace-character-count="7682"/>
    <meta:generator>LibreOffice/25.2.5.2$Windows_X86_64 LibreOffice_project/03d19516eb2e1dd5d4ccd751a0d6f35f35e08022</meta:generator>
  </office:meta>
</office:document-meta>
</file>